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aaa" officeooo:paragraph-rsid="00119a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FT Match</text:p>
      <text:p text:style-name="P1">Otsu Threshold</text:p>
      <text:p text:style-name="P1">Adjust Threshold diffrence for train and reference</text:p>
      <text:p text:style-name="P1">Subtract image (absoloute)</text:p>
      <text:p text:style-name="P1">Take otsu of image</text:p>
      <text:p text:style-name="P1">Mask iterativerly to get probability</text:p>
      <text:p text:style-name="P1">Show Probabil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6:15:21.767199092</meta:creation-date>
    <dc:date>2023-03-21T06:17:10.348859135</dc:date>
    <meta:editing-duration>PT1M49S</meta:editing-duration>
    <meta:editing-cycles>1</meta:editing-cycles>
    <meta:document-statistic meta:table-count="0" meta:image-count="0" meta:object-count="0" meta:page-count="1" meta:paragraph-count="7" meta:word-count="25" meta:character-count="170" meta:non-whitespace-character-count="152"/>
    <meta:generator>LibreOffice/7.3.7.2$Linux_X86_64 LibreOffice_project/30$Build-2</meta:generator>
  </office:meta>
</office:document-meta>
</file>